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en" fo:country="US" fo:background-color="transparent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fo:language="en" fo:country="US"/>
    </style:style>
    <style:style style:name="P6" style:family="paragraph" style:parent-style-name="Standard">
      <style:paragraph-properties fo:margin-left="-1.245cm" fo:margin-right="0cm" fo:text-indent="0cm" style:auto-text-indent="false"/>
      <style:text-properties fo:language="en" fo:country="US"/>
    </style:style>
    <style:style style:name="P7" style:family="paragraph" style:parent-style-name="Heading_20_1">
      <style:text-properties fo:language="en" fo:country="US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c0c0c0" style:font-style-asian="italic" style:font-style-complex="italic"/>
    </style:style>
    <style:style style:name="T4" style:family="text">
      <style:text-properties fo:background-color="#c0c0c0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gent message formats</text:h>
      <text:p text:style-name="P2"/>
      <text:p text:style-name="P2">(All sequences in network format)</text:p>
      <text:p text:style-name="P2"/>
      <text:h text:style-name="P1" text:outline-level="2">Handshake</text:h>
      <text:p text:style-name="P2"/>
      <text:p text:style-name="P2">Client:</text:p>
      <text:p text:style-name="P2"><text:tab/><text:span text:style-name="T1">0xBA 0xB4 MC MC NN NN NN NN</text:span></text:p>
      <text:p text:style-name="P2"><text:tab/>CC - module code</text:p>
      <text:p text:style-name="P2"><text:tab/>NN - node number</text:p>
      <text:p text:style-name="P2"/>
      <text:p text:style-name="P2">Server:</text:p>
      <text:p text:style-name="P2"><text:tab/><text:span text:style-name="T1">0x00 SV SV SC</text:span></text:p>
      <text:p text:style-name="P2"><text:tab/>SV - status value</text:p>
      <text:p text:style-name="P2"><text:tab/>SC - status code</text:p>
      <text:p text:style-name="P2"/>
      <text:p text:style-name="P2">Module codes:</text:p>
      <text:p text:style-name="P5">1<text:tab/>UART</text:p>
      <text:p text:style-name="P5">2<text:tab/>PINS</text:p>
      <text:p text:style-name="P5">3<text:tab/>LEDS</text:p>
      <text:p text:style-name="P5">4<text:tab/>ROAMER</text:p>
      <text:p text:style-name="P5">5<text:tab/>PANEL</text:p>
      <text:p text:style-name="P5">6<text:tab/>CLOCK</text:p>
      <text:p text:style-name="P5">7<text:tab/>SENSORS</text:p>
      <text:p text:style-name="P5">8<text:tab/>LCDG</text:p>
      <text:p text:style-name="P5">9<text:tab/>PTRACKER</text:p>
      <text:p text:style-name="P5">10<text:tab/>EMUL</text:p>
      <text:p text:style-name="P2"/>
      <text:p text:style-name="P2">Status codes:</text:p>
      <text:p text:style-name="P5">0<text:tab/>wrong magic sequence</text:p>
      <text:p text:style-name="P5">1<text:tab/>node number out of range</text:p>
      <text:p text:style-name="P5">2<text:tab/>illegal (unimplemented) request code</text:p>
      <text:p text:style-name="P5">3<text:tab/>some agent is already connected to this particular module</text:p>
      <text:p text:style-name="P5">4<text:tab/>timeout (no polling sequence is 30 seconds)</text:p>
      <text:p text:style-name="P5">5<text:tab/>no socket interface for the module</text:p>
      <text:p text:style-name="P5">6<text:tab/>closed connection (never received)</text:p>
      <text:p text:style-name="P5">7<text:tab/>request format error (too long)</text:p>
      <text:p text:style-name="P5">8<text:tab/>illegal request</text:p>
      <text:p text:style-name="P5">128<text:tab/>the node has no such module</text:p>
      <text:p text:style-name="P5"/>
      <text:p text:style-name="P3">Status value:</text:p>
      <text:p text:style-name="P3"><text:tab/>UART rate / 100 (used only for UART)</text:p>
      <text:p text:style-name="P3"/>
      <text:p text:style-name="P3">Once a connection has been started (following the handshake) the messages are textual (lines of text terminated with newlines).</text:p>
      <text:p text:style-name="P3"/>
      <text:h text:style-name="Heading_20_2" text:outline-level="2">ROAMER (module code 4)</text:h>
      <text:p text:style-name="P3"/>
      <text:p text:style-name="P3"><text:soft-page-break/>The client queries the server for a node:</text:p>
      <text:p text:style-name="P3"/>
      <text:p text:style-name="P3"><text:tab/><text:span text:style-name="T4">Q </text:span><text:span text:style-name="T3">n</text:span></text:p>
      <text:p text:style-name="P3"><text:span text:style-name="T2"><text:tab/>n</text:span> is SMURPH node number (unsigned dec)</text:p>
      <text:p text:style-name="P3"/>
      <text:p text:style-name="P3">Response to Q arriving from the server:</text:p>
      <text:p text:style-name="P3"/>
      <text:p text:style-name="P3"><text:tab/><text:span text:style-name="T4">P </text:span><text:span text:style-name="T3">n h total x y m name </text:span><text:span text:style-name="T4">&lt;</text:span><text:span text:style-name="T3">leds,pins</text:span><text:span text:style-name="T4">&gt; [</text:span><text:span text:style-name="T3">vcolor,vlabel</text:span><text:span text:style-name="T4">]</text:span></text:p>
      <text:p text:style-name="P3"><text:tab/><text:span text:style-name="T2">n</text:span><text:tab/>SMURPH node number (corresponding to the query)</text:p>
      <text:p text:style-name="P3"><text:tab/><text:span text:style-name="T2">h</text:span><text:tab/>host node number (unsigned dec)</text:p>
      <text:p text:style-name="P3"><text:tab/><text:span text:style-name="T2">total</text:span><text:tab/>total number of nodes<text:tab/></text:p>
      <text:p text:style-name="P3"><text:tab/><text:span text:style-name="T2">x, y</text:span><text:tab/>node coordinates (FP)</text:p>
      <text:p text:style-name="P3"><text:tab/><text:span text:style-name="T2">m</text:span><text:tab/>movable flag (0 or 1)</text:p>
      <text:p text:style-name="P3"><text:tab/><text:span text:style-name="T2">name</text:span><text:tab/>node type name</text:p>
      <text:p text:style-name="P3"><text:tab/><text:span text:style-name="T2">leds</text:span><text:tab/>leds string (first digit = blink mode [0|1], then [0|1|2] – per LED)</text:p>
      <text:p text:style-name="P3"><text:tab/><text:span text:style-name="T2">pins</text:span><text:tab/>pins string ([0|1] per PIN)</text:p>
      <text:p text:style-name="P3"><text:tab/><text:span text:style-name="T2">vcolor</text:span><text:tab/>node color override (color index)</text:p>
      <text:p text:style-name="P3"><text:tab/><text:span text:style-name="T2">vlabel</text:span><text:tab/>message to display at the node</text:p>
      <text:p text:style-name="P3"><text:tab/><text:span text:style-name="T5">Note:</text:span> braces and comma required in &lt;...&gt; and […], although each string can be absent</text:p>
      <text:p text:style-name="P3"><text:tab/></text:p>
      <text:p text:style-name="P3">Update (may arrive from server spontaneously):</text:p>
      <text:p text:style-name="P3"/>
      <text:p text:style-name="P3"><text:tab/><text:span text:style-name="T4">U </text:span><text:span text:style-name="T3">n h x y </text:span><text:span text:style-name="T4">&lt;</text:span><text:span text:style-name="T3">leds,pins</text:span><text:span text:style-name="T4">&gt; [</text:span><text:span text:style-name="T3">vcolor,vlabel</text:span><text:span text:style-name="T4">]</text:span></text:p>
      <text:p text:style-name="P4"><text:tab/>the arguments as for P (some are skipped)</text:p>
      <text:p text:style-name="P4"/>
      <text:p text:style-name="P4">Move node (from client to server):</text:p>
      <text:p text:style-name="P4"/>
      <text:p text:style-name="P4"><text:tab/><text:span text:style-name="T4">M </text:span><text:span text:style-name="T3">n x y</text:span></text:p>
      <text:p text:style-name="P4"><text:tab/><text:span text:style-name="T2">n</text:span> is SMURPH node number</text:p>
      <text:p text:style-name="P4"/>
      <text:p text:style-name="P4">Roam node (from client to server):</text:p>
      <text:p text:style-name="P4"/>
      <text:p text:style-name="P4"><text:tab/><text:span text:style-name="T4">R </text:span><text:span text:style-name="T3">n x0 y0 x1 y1 smin smax pmin pmax dur</text:span></text:p>
      <text:p text:style-name="P4"><text:tab/><text:span text:style-name="T2">n</text:span><text:tab/>SMURPH node number</text:p>
      <text:p text:style-name="P4"><text:tab/><text:span text:style-name="T2">x0-y1</text:span><text:tab/>bounding rectangle</text:p>
      <text:p text:style-name="P4"><text:tab/><text:span text:style-name="T2">smin</text:span><text:tab/>minimum speed (m/s)</text:p>
      <text:p text:style-name="P4"><text:tab/><text:span text:style-name="T2">smax</text:span><text:tab/>maximum speed</text:p>
      <text:p text:style-name="P4"><text:tab/><text:span text:style-name="T2">pmin</text:span><text:tab/>min pause (sec)</text:p>
      <text:p text:style-name="P4"><text:tab/><text:span text:style-name="T2">pmax</text:span><text:tab/>max pause</text:p>
      <text:p text:style-name="P4"><text:tab/><text:span text:style-name="T2">dur</text:span><text:tab/>duration (sec)</text:p>
      <text:p text:style-name="P4"/>
      <text:p text:style-name="P4">Delay reading input (client to server):</text:p>
      <text:p text:style-name="P4"/>
      <text:p text:style-name="P4"><text:tab/><text:span text:style-name="T4">T [+]</text:span><text:span text:style-name="T3">del</text:span></text:p>
      <text:p text:style-name="P4"><text:tab/>+<text:tab/>from current time</text:p>
      <text:p text:style-name="P4"><text:tab/><text:span text:style-name="T2">del</text:span><text:tab/>delay in seconds</text:p>
      <text:p text:style-name="P4"/>
      <text:p text:style-name="P4"/>
      <text:p text:style-name="P4"/>
      <text:p text:style-name="P4"/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14S</meta:editing-duration>
    <meta:editing-cycles>7</meta:editing-cycles>
    <meta:generator>OpenOffice.org/3.4$Win32 OpenOffice.org_project/340m1$Build-9590</meta:generator>
    <dc:date>2012-07-24T12:32:01.72</dc:date>
    <dc:creator>Pawel Gburzynski</dc:creator>
    <meta:document-statistic meta:table-count="0" meta:image-count="0" meta:object-count="0" meta:page-count="2" meta:paragraph-count="73" meta:word-count="366" meta:character-count="1958"/>
    <meta:user-defined meta:name="Info 1"/>
    <meta:user-defined meta:name="Info 2"/>
    <meta:user-defined meta:name="Info 3"/>
    <meta:user-defined meta:name="Info 4"/>
  </office:meta>
</office:document-meta>
</file>